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lab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lab.BuildFetchSheet?language=Basic&amp;location=document" xlink:type="simple"/>
    </office:event-listeners>
  </office:scripts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28.86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8.9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Пол</text:p>
          </table:table-cell>
          <table:table-cell table:style-name="ce1" office:value-type="string" calcext:value-type="string">
            <text:p>Возраст (полных лет)</text:p>
          </table:table-cell>
          <table:table-cell table:style-name="ce1" office:value-type="string" calcext:value-type="string">
            <text:p>Семейное положение</text:p>
          </table:table-cell>
          <table:table-cell table:style-name="ce1" office:value-type="string" calcext:value-type="string">
            <text:p>Дети</text:p>
          </table:table-cell>
          <table:table-cell table:style-name="ce1" office:value-type="string" calcext:value-type="string">
            <text:p>Материальное положение</text:p>
          </table:table-cell>
          <table:table-cell table:style-name="ce3" office:value-type="string" calcext:value-type="string">
            <text:p>Внешность</text:p>
          </table:table-cell>
          <table:table-cell table:style-name="ce3" office:value-type="string" calcext:value-type="string">
            <text:p>Состоятельность</text:p>
          </table:table-cell>
          <table:table-cell table:style-name="ce3" office:value-type="string" calcext:value-type="string">
            <text:p>Интелект</text:p>
          </table:table-cell>
          <table:table-cell table:style-name="ce3" office:value-type="string" calcext:value-type="string">
            <text:p>Здоровье</text:p>
          </table:table-cell>
          <table:table-cell table:style-name="ce3" office:value-type="string" calcext:value-type="string">
            <text:p>Любовь</text:p>
          </table:table-cell>
          <table:table-cell table:style-name="ce3" office:value-type="string" calcext:value-type="string">
            <text:p>Общность интересов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очень стесненное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выше среднего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очень стесненное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выше среднего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мужской</text:p>
          </table:table-cell>
          <table:table-cell office:value-type="string" calcext:value-type="string">
            <text:p>25-26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выше среднего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выше среднего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5-26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5-26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выше среднего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5-26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посредственное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финансовых проблем нет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очень стесненное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очень стесненное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data.A1:data.K72" table:display-filter-buttons="true" table:orientation="column">
          <table:filter>
            <table:filter-and>
              <table:filter-condition table:field-number="0" table:value="мужской" table:operator="="/>
              <table:filter-condition table:field-number="3" table:value="есть" table:operator="="/>
              <table:filter-condition table:field-number="2" table:value="женат (замужем)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/00/0000</text:date>, <text:time style:data-style-name="N2" text:time-value="00:01:02.241244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1:50:10.634497120</meta:creation-date>
    <dc:date>2019-12-30T00:11:07.774967428</dc:date>
    <meta:editing-duration>PT10H52M47S</meta:editing-duration>
    <meta:editing-cycles>380</meta:editing-cycles>
    <meta:generator>LibreOffice/5.2.7.2$Linux_X86_64 LibreOffice_project/20m0$Build-2</meta:generator>
    <meta:document-statistic meta:table-count="1" meta:cell-count="792" meta:object-count="0"/>
  </office:meta>
</office:document-meta>
</file>

<file path=Basic/Standard/lab.xml><?xml version="1.0" encoding="utf-8"?>
<!DOCTYPE module  PUBLIC '-//OpenOffice.org//DTD OfficeDocument 1.0//EN'  'module.dtd'>
<script:module xmlns:script="http://openoffice.org/2000/script" script:name="lab" script:language="StarBasic">REM  *****  BASIC  *****

' Constants

Const FIRST_DATA_ROW = 1
Const LAST_DATA_ROW = 71
Const FIRST_DATA_COL = 5
Const LAST_DATA_COL = 10

Const GENDER_CRITERION_COL = 0
Const AGE_CRITERION_COL = 1
Const MATRIMONY_CRITERION_COL = 2
Const KIDS_CRITERION_COL = 3
Const SUFFICIENCY_CRITERION_COL = 4


' Generates random number
 
Private Sub GetRandomNumber(maximum As Integer) As Integer
	Dim number As Integer
	number = Int((1000 * Rnd)) Mod (maximum + 1)
	GetRandomNumber = number
End Sub


' Returns random item of array

Private Sub GetRandomElement(data() As Variant) As String
	index = GetRandomNumber(Ubound(data))
	GetRandomElement = data(index)
End Sub


' Returns shared numbers of two arrays

Private Sub Intersection(lhs() As Integer, rhs() As Integer) As Object
    Dim arr() As Integer 
    index = -1
    For i = 0 To Ubound(lhs)
		For j = 0 To Ubound(rhs)
			If lhs(i) = rhs(j) Then
				index = index + 1
				ReDim Preserve arr(index) As Integer
				arr(index) = lhs(i)
				Exit For
			End If
		Next j
	Next i
	Intersection = arr()
End Sub


' Selects rows numbers by content of cpecified column 

Private Sub GetDataRowsByColumnContent(column As Integer, content As String) As Object
    data = ThisComponent.Sheets.getByName("data")
    Dim rows() As Integer
    index = -1
	For r = FIRST_DATA_ROW To LAST_DATA_ROW
		If data.GetCellByPosition(column, r).String = content Then
			index = index + 1
			ReDim Preserve rows(index) As Integer
			rows(index) = r
		End If
	Next r
	GetDataRowsByColumnContent = rows()
End Sub


' Fills 'fetch' sheet

Private Sub CopySelectedData(rows() As Integer, criteria As String)
	data = ThisComponent.Sheets.getByName("data")
	fetch = ThisComponent.Sheets.getByName("fetch")
	' Create 'matrix' cell range
	Dim address As New com.sun.star.table.CellAddress
	address.Sheet = 1
	address.Column = 0
	address.Row = 1
    range = fetch.getCellRangeByPosition(0, 1, 5, Ubound(rows) + 1)
    fetch.NamedRanges.addNewByName("matrix", range.absoluteName, address, 0)
	' Fill table header
	fetch.getCellRangeByName("A1").String = "Критерии:"
	fetch.getCellRangeByName("B1").String = criteria
	' Fill 'matrix' cell range
	For i = 0 To Ubound(rows)
		src = data.getCellRangeByPosition(FIRST_DATA_COL, rows(i), LAST_DATA_COL, rows(i)).RangeAddress
		address.Sheet = 1
		address.Column = 0
		address.Row = i + 1
		fetch.CopyRange(address, src)
	Next i
End Sub


' Makes 'fetch' sheet

Sub BuildFetchSheet()
	' Check if 'fetch' sheet is exists
	If ThisComponent.Sheets.hasByName("fetch") Then
   		Exit Sub
   	Else
   		ThisComponent.Sheets.insertNewByName("fetch", 1)
    End If
	' Types of filters
	filters = Array("GENDER","AGE","MATRIMONY","KIDS","SUFFICIENCY")
	Dim criteria As String
	' Init filters
    GENDER = Array("женский","мужской")
    AGE = Array("до 22","23-24","25-26","26-29","30 и старше")
    MATRIMONY = Array("женат (замужем)","разведен(а)","холост и не был в браке")
    KIDS = Array("есть","нет и пока не планируются","планир. в ближайшем будущем")
    SUFFICIENCY = Array("нормальное","посредственное","очень стесненное","выше среднего","финансовых проблем нет")
	' sort order of applying the filters
	For i = 1 To 4
		j = GetRandomNumber(4)	
		If j = 0 Then
			j = 1
		End If
		lhs = filters(i)
		rhs = filters(j)
		filters(i) = rhs
		filters(j) = lhs
	Next i
	' select data rows by criteria
	filter = GetRandomElement(GENDER)
	rows = GetDataRowsByColumnContent(0, filter)
	criteria = filter
	For i = 1 To 4
		If filters(i) = "AGE" Then
			filter = GetRandomElement(AGE)
			rhs = GetDataRowsByColumnContent(1, filter)
		ElseIf filters(i) = "MATRIMONY" Then
			filter = GetRandomElement(MATRIMONY)
			rhs = GetDataRowsByColumnContent(2, filter)
		ElseIf filters(i) = "KIDS" Then
			filter = GetRandomElement(KIDS)
			rhs = GetDataRowsByColumnContent(3, filter)
		Else
			filter = GetRandomElement(SUFFICIENCY)
			rhs = GetDataRowsByColumnContent(4, filter)
		End If
		lhs = rows
		rows = Intersection(lhs, rhs)
		If Ubound(rows) &lt; 3 Then
			rows = lhs
		Else
			criteria = criteria &amp; "," &amp; filter
		End If
	Next i
	CopySelectedData(rows, criteria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b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